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4" style:family="table-cell" style:parent-style-name="Default">
      <style:map style:condition="cell-content()=0" style:apply-style-name="Accent" style:base-cell-address="Feuille1.F12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36" calcext:value-type="float">
            <text:p>2023000336</text:p>
          </table:table-cell>
          <table:table-cell table:style-name="ce18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37" calcext:value-type="float">
            <text:p>2023000337</text:p>
          </table:table-cell>
          <table:table-cell table:style-name="ce18" office:value-type="float" office:value="250" calcext:value-type="float">
            <text:p>25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08" calcext:value-type="float">
            <text:p>2023000308</text:p>
          </table:table-cell>
          <table:table-cell table:style-name="ce18" office:value-type="float" office:value="300" calcext:value-type="float">
            <text:p>300</text:p>
          </table:table-cell>
          <table:table-cell table:style-name="ce19" office:value-type="float" office:value="300" calcext:value-type="float">
            <text:p>30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4" office:value-type="string" calcext:value-type="string">
            <text:p>A25B220123456789</text:p>
          </table:table-cell>
          <table:table-cell table:style-name="ce9" office:value-type="float" office:value="2023000309" calcext:value-type="float">
            <text:p>2023000309</text:p>
          </table:table-cell>
          <table:table-cell table:style-name="ce18" office:value-type="float" office:value="230" calcext:value-type="float">
            <text:p>230</text:p>
          </table:table-cell>
          <table:table-cell table:style-name="ce19" office:value-type="float" office:value="422" calcext:value-type="float">
            <text:p>422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/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310" calcext:value-type="float">
            <text:p>2023000310</text:p>
          </table:table-cell>
          <table:table-cell table:style-name="ce18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E220123456789</text:p>
          </table:table-cell>
          <table:table-cell table:style-name="ce9" office:value-type="float" office:value="2023000311" calcext:value-type="float">
            <text:p>2023000311</text:p>
          </table:table-cell>
          <table:table-cell table:style-name="ce18"/>
          <table:table-cell table:style-name="ce19" office:value-type="float" office:value="125" calcext:value-type="float">
            <text:p>1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/>
          <table:table-cell table:style-name="ce14" office:value-type="string" calcext:value-type="string">
            <text:p>A25F220123456789</text:p>
          </table:table-cell>
          <table:table-cell table:style-name="ce9" office:value-type="float" office:value="2023000312" calcext:value-type="float">
            <text:p>2023000312</text:p>
          </table:table-cell>
          <table:table-cell table:style-name="ce18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313" calcext:value-type="float">
            <text:p>2023000313</text:p>
          </table:table-cell>
          <table:table-cell table:style-name="ce18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500" calcext:value-type="float">
            <text:p>50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4" office:value-type="string" calcext:value-type="string">
            <text:p>A25J220123456789</text:p>
          </table:table-cell>
          <table:table-cell table:style-name="ce9" office:value-type="float" office:value="2023000338" calcext:value-type="float">
            <text:p>2023000338</text:p>
          </table:table-cell>
          <table:table-cell table:style-name="ce18" office:value-type="float" office:value="500" calcext:value-type="float">
            <text:p>500</text:p>
          </table:table-cell>
          <table:table-cell table:style-name="ce19" office:value-type="float" office:value="110" calcext:value-type="float">
            <text:p>11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5"/>
          <table:table-cell table:style-name="ce24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10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10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F12:Feuille1.F12">
            <calcext:condition calcext:apply-style-name="Accent" calcext:value="=0" calcext:base-cell-address="Feuille1.F12"/>
          </calcext:conditional-format>
          <calcext:conditional-format calcext:target-range-address="Feuille1.G2:Feuille1.H10">
            <calcext:condition calcext:apply-style-name="background" calcext:value="formula-is([#REF!]-[#REF!] &lt;=0)" calcext:base-cell-address="Feuille1.G2"/>
          </calcext:conditional-format>
          <calcext:conditional-format calcext:target-range-address="Feuille1.E2:Feuille1.E10">
            <calcext:condition calcext:apply-style-name="background" calcext:value="formula-is(unique([.E2:.E10]))" calcext:base-cell-address="Feuille1.E2"/>
          </calcext:conditional-format>
        </calcext:conditional-formats>
      </table:table>
      <table:named-expressions/>
      <table:database-ranges>
        <table:database-range table:name="montantG" table:target-range-address="Feuille1.G4:Feuille1.G10" table:on-update-keep-styles="true" table:on-update-keep-size="false" table:orientation="column"/>
        <table:database-range table:name="montantH" table:target-range-address="Feuille1.H4:Feuille1.H10" table:on-update-keep-styles="true" table:on-update-keep-size="false" table:orientation="column"/>
        <table:database-range table:name="__Anonymous_Sheet_DB__0" table:target-range-address="Feuille1.E2:Feuille1.E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09:16:36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8T17:02:34.321000000</dc:date>
    <meta:editing-duration>P1DT6H1M53S</meta:editing-duration>
    <meta:editing-cycles>115</meta:editing-cycles>
    <meta:printed-by>Eric Brivoal</meta:printed-by>
    <meta:print-date>2022-09-21T10:18:20.653000000</meta:print-date>
    <meta:document-statistic meta:table-count="1" meta:cell-count="128" meta:object-count="0"/>
  </office:meta>
</office:document-meta>
</file>